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370C000091B400002C24020FBFBDE5A40349.wmf" manifest:media-type="image/x-wmf"/>
  <manifest:file-entry manifest:full-path="Pictures/2000021E0000413C000012C0C380DB2502D57B61.wmf" manifest:media-type="image/x-wmf"/>
  <manifest:file-entry manifest:full-path="Pictures/2000001F00007BD4000032C840F1B4A11DB3E644.wmf" manifest:media-type="image/x-wmf"/>
  <manifest:file-entry manifest:full-path="Pictures/100000000000021A0000010D88CC13ECBECA99AC.jpg" manifest:media-type="image/jpeg"/>
  <manifest:file-entry manifest:full-path="Pictures/1000000000000292000000A721C9DE2A6FC70EB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Arial" svg:font-family="Arial"/>
    <style:font-face style:name="DejaVu Sans" svg:font-family="'DejaVu Sans'"/>
    <style:font-face style:name="Verdana1" svg:font-family="Verdana"/>
    <style:font-face style:name="+mn-ea" svg:font-family="+mn-ea" style:font-pitch="variable"/>
    <style:font-face style:name="+mn-lt" svg:font-family="+mn-lt" style:font-pitch="variable"/>
    <style:font-face style:name="Arial1" svg:font-family="Arial" style:font-pitch="variable"/>
    <style:font-face style:name="DejaVu Sans2"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c0504d" draw:stroke-linejoin="round"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Blank_20_Slide-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style>
    <style:style style:name="P7" style:family="paragraph">
      <style:paragraph-properties fo:margin-top="0cm" fo:margin-bottom="0cm" fo:text-align="star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629cm" fo:margin-right="0cm" fo:margin-top="0cm" fo:margin-bottom="0cm" fo:line-height="100%" fo:text-align="start" fo:text-indent="0cm"/>
    </style:style>
    <style:style style:name="T1" style:family="text">
      <style:text-properties fo:font-variant="normal" fo:text-transform="none" fo:color="#595959" style:text-line-through-style="none" style:text-line-through-type="none" style:text-position="0% 100%" style:font-name="Verdana1" fo:font-size="36pt" fo:letter-spacing="normal" fo:font-style="normal" style:text-underline-style="none" fo:font-weight="bold" style:font-name-asian="Verdana1" style:font-size-asian="36pt" style:font-style-asian="normal" style:font-weight-asian="bold" style:font-size-complex="36pt" style:font-style-complex="normal" style:font-weight-complex="bold"/>
    </style:style>
    <style:style style:name="T2" style:family="text">
      <style:text-properties fo:font-variant="normal" fo:text-transform="none" fo:color="#595959" style:text-line-through-style="none" style:text-line-through-type="none" style:text-position="0% 100%" style:font-name="Verdana1" fo:font-size="28pt" fo:letter-spacing="normal" fo:font-style="normal" style:text-underline-style="none" fo:font-weight="normal" style:font-name-asian="Verdana1" style:font-size-asian="28pt" style:font-style-asian="normal" style:font-weight-asian="norm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Verdana1" fo:font-size="20pt" fo:letter-spacing="normal" fo:font-style="normal" style:text-underline-style="none" fo:font-weight="normal" style:font-name-asian="Verdana1" style:font-size-asian="20pt" style:font-style-asian="normal" style:font-weight-asian="normal" style:font-name-complex="DejaVu Sans"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595959" style:text-line-through-style="none" style:text-line-through-type="none" style:text-position="0% 100%" style:font-name="Verdana1" fo:font-size="19pt" fo:letter-spacing="normal" fo:font-style="normal" style:text-underline-style="none" fo:font-weight="normal" style:font-name-asian="Verdana1" style:font-size-asian="19pt" style:font-style-asian="normal" style:font-weight-asian="normal" style:font-size-complex="19pt" style:font-style-complex="normal" style:font-weight-complex="normal"/>
    </style:style>
    <style:style style:name="T7" style:family="text">
      <style:text-properties fo:font-variant="normal" fo:text-transform="none" fo:color="#c0504d" style:text-line-through-style="none" style:text-line-through-type="none" style:text-position="0% 100%" style:font-name="Verdana1" fo:font-size="19pt" fo:letter-spacing="normal" fo:font-style="normal" style:text-underline-style="none" fo:font-weight="normal" style:font-name-asian="Verdana1" style:font-size-asian="19pt" style:font-style-asian="normal" style:font-weight-asian="normal" style:font-size-complex="19pt" style:font-style-complex="normal" style:font-weight-complex="normal"/>
    </style:style>
    <style:style style:name="T8" style:family="text">
      <style:text-properties fo:font-variant="normal" fo:text-transform="none" fo:color="#595959"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DejaVu Sans" style:font-size-complex="12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size-complex="24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Verdana1" fo:font-size="26pt" fo:letter-spacing="normal" fo:font-style="normal" style:text-underline-style="none" fo:font-weight="normal" style:font-name-asian="Verdana1" style:font-size-asian="26pt" style:font-style-asian="normal" style:font-weight-asian="normal" style:font-size-complex="26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Verdana1" fo:font-size="26pt" fo:letter-spacing="normal" fo:font-style="normal" style:text-underline-style="none" fo:font-weight="normal" style:font-name-asian="Verdana1" style:font-size-asian="26pt" style:font-style-asian="normal" style:font-weight-asian="normal" style:font-name-complex="DejaVu Sans" style:font-size-complex="26pt" style:font-style-complex="normal" style:font-weight-complex="normal"/>
    </style:style>
    <text:list-style style:name="L1">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1.427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42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1cm" text:min-label-width="0.798cm"/>
        <style:text-properties fo:font-family="Wingdings" style:font-charset="x-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31cm" text:min-label-width="0.798cm"/>
        <style:text-properties fo:font-family="Wingdings" style:font-charset="x-symbol" fo:color="#c050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31cm" text:min-label-width="0.798cm"/>
        <style:text-properties fo:font-family="Wingdings" style:font-charset="x-symbol" fo:color="#c0504d" fo:font-size="100%"/>
      </text:list-level-style-bullet>
      <text:list-level-style-bullet text:level="2" text:bullet-char="•">
        <style:list-level-properties text:space-before="1.602cm" text:min-label-width="0.798cm"/>
        <style:text-properties fo:font-family="Arial" style:font-family-generic="swiss" fo:color="#595959"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1cm" text:min-label-width="0.798cm"/>
        <style:text-properties fo:font-family="Wingdings" style:font-charset="x-symbol" fo:color="#595959" fo:font-size="100%"/>
      </text:list-level-style-bullet>
      <text:list-level-style-bullet text:level="2" text:bullet-char="•">
        <style:list-level-properties text:space-before="1.602cm" text:min-label-width="0.798cm"/>
        <style:text-properties fo:font-family="Arial" style:font-family-generic="swiss" fo:color="#595959"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1cm" text:min-label-width="0.798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905cm" svg:y="5.918cm">
          <text:p text:style-name="P1"><text:span text:style-name="T1">Dual Porosity Modeling and Multi-scale Finxite Volume 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588cm" svg:height="3.128cm" svg:x="1.905cm" svg:y="11.3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1" draw:text-style-name="P2" draw:layer="layout" svg:width="22.829cm" svg:height="1.398cm" svg:x="1.27cm" svg:y="0.524cm">
          <text:p text:style-name="P4"><text:span text:style-name="T2">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4" draw:text-style-name="P5" draw:layer="layout" svg:width="18.777cm" svg:height="5.399cm" svg:x="3.099cm" svg:y="4.124cm">
          <draw:image xlink:href="Pictures/2000021E0000413C000012C0C380DB2502D57B61.wmf" xlink:type="simple" xlink:show="embed" xlink:actuate="onLoad">
            <text:p/>
          </draw:image>
        </draw:frame>
        <draw:custom-shape draw:name="TextShape 2"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2.858cm" svg:height="5.199cm" svg:x="1.27cm" svg:y="10.325cm">
          <text:p text:style-name="P4"><text:span text:style-name="T3">Challenges:</text:span></text:p>
          <text:list text:style-name="L2">
            <text:list-item>
              <text:p text:style-name="P6"><text:span text:style-name="T3">heterogeneous parameters on multiple scales</text:span></text:p>
            </text:list-item>
            <text:list-item>
              <text:p text:style-name="P6"><text:span text:style-name="T3">strongly discontinuous material properties, e.g. K spans multiple length scales and has multiscale structure</text:span></text:p>
            </text:list-item>
            <text:list-item>
              <text:p text:style-name="P6"><text:span text:style-name="T3">→ </text:span><text:span text:style-name="T3">all scales impact flow behaviour</text:span></text:p>
            </text:list-item>
          </text:list>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21.4cm" svg:height="1.097cm" svg:x="2.099cm" svg:y="15.526cm">
          <text:p text:style-name="P4"><text:span text:style-name="T3">high-resolution of all details computationally not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8" draw:layer="layout" svg:width="15.238cm" svg:height="11.428cm" svg:x="1.905cm" svg:y="12.065cm" presentation:class="notes" presentation:user-transformed="true">
            <draw:text-box>
              <text:p text:style-name="P7"><text:span text:style-name="T5">high-permeable fractures embedded in a low-permeable matrix</text:span></text:p>
              <text:p text:style-name="P7"><text:span text:style-name="T5">Need for alternative modelling approaches, that reduce complexity of system but are able to reproduce important processes</text:span></text:p>
            </draw:text-box>
          </draw:frame>
          <draw:custom-shape draw:name="TextShape 2" draw:style-name="gr7" draw:text-style-name="P2" draw:layer="layout" svg:width="8.253cm" svg:height="1.268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2.829cm" svg:height="1.398cm" svg:x="1.27cm" svg:y="0.524cm">
          <text:p text:style-name="P4"><text:span text:style-name="T2">Modeling Flow in Fractured Porous M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4.6cm" svg:x="1.27cm" svg:y="3.124cm">
          <text:p text:style-name="P4"><text:span text:style-name="T6"><text:s text:c="3"/></text:span><text:span text:style-name="T6">Common modeling approaches</text:span></text:p>
          <text:list text:style-name="L5">
            <text:list-item>
              <text:p text:style-name="P6"><text:span text:style-name="T6">Continuum approaches</text:span></text:p>
            </text:list-item>
            <text:list-item>
              <text:p text:style-name="P6"><text:span text:style-name="T6">Discrete approaches</text:span></text:p>
            </text:list-item>
            <text:list-item>
              <text:p text:style-name="P6"><text:span text:style-name="T6">Multi-scale metho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8" draw:layer="layout" svg:width="15.238cm" svg:height="11.428cm" svg:x="1.905cm" svg:y="12.065cm" presentation:class="notes" presentation:user-transformed="true">
            <draw:text-box>
              <text:p text:style-name="P7"><text:span text:style-name="T5">high complexity and variety of problems: not feasible to describe system in great detail , and development of a generally applicable model is difficult</text:span></text:p>
              <text:p text:style-name="P7"><text:span text:style-name="T5">different modeling approaches and numerical methods have been developed for certain types of problems on dertain scales</text:span></text:p>
              <text:p text:style-name="P7"><text:span text:style-name="T5"/></text:p>
            </draw:text-box>
          </draw:frame>
          <draw:custom-shape draw:name="TextShape 2" draw:style-name="gr7" draw:text-style-name="P2" draw:layer="layout" svg:width="8.253cm" svg:height="1.268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TextShape 1" draw:style-name="gr1" draw:text-style-name="P2" draw:layer="layout" svg:width="22.829cm" svg:height="1.398cm" svg:x="1.27cm" svg:y="0.524cm">
          <text:p text:style-name="P4"><text:span text:style-name="T2">Modeling Flow in Fractured Porous M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5.2cm" svg:x="1.27cm" svg:y="3.124cm">
          <text:p text:style-name="P9"><text:span text:style-name="T6">Common modeling approaches</text:span></text:p>
          <text:list text:style-name="L6">
            <text:list-item>
              <text:p text:style-name="P6"><text:span text:style-name="T7">Continuum approaches</text:span></text:p>
            </text:list-item>
          </text:list>
          <text:list text:style-name="L7">
            <text:list-item>
              <text:list>
                <text:list-item>
                  <text:p text:style-name="P6"><text:span text:style-name="T8">upscaled representation of geometries and parameters</text:span></text:p>
                </text:list-item>
              </text:list>
            </text:list-item>
          </text:list>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 </text:span><text:span text:style-name="T8">efficient</text:span></text:p>
          <text:p text:style-name="P6"><text:span text:style-name="T8">→ </text:span><text:span text:style-name="T8">determination of effective parameters and exchange</text:span></text:p>
          <text:p text:style-name="P6"><text:span text:style-name="T8"><text:s text:c="4"/></text:span><text:span text:style-name="T8">functions not straightforward</text:span></text:p>
          <text:list text:style-name="L8">
            <text:list-item>
              <text:p text:style-name="P6"><text:span text:style-name="T6">Discrete Approaches</text:span></text:p>
            </text:list-item>
            <text:list-item>
              <text:p text:style-name="P6"><text:span text:style-name="T6">Multi-scale methods</text:span></text:p>
            </text:list-item>
          </text:list>
          <text:p text:style-name="P6"><text:span text:style-name="T6"/></text:p>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5" draw:layer="layout" svg:width="12.098cm" svg:height="4.963cm" draw:transform="rotate (-3.14159265358979) translate (28.698cm 16.699cm)">
          <draw:image xlink:href="Pictures/2000001F00007BD4000032C840F1B4A11DB3E644.wmf" xlink:type="simple" xlink:show="embed" xlink:actuate="onLoad">
            <text:p/>
          </draw:image>
        </draw:frame>
        <presentation:notes draw:style-name="dp3">
          <draw:frame draw:name="PlaceHolder 1" presentation:style-name="pr2" draw:text-style-name="P8" draw:layer="layout" svg:width="15.238cm" svg:height="11.428cm" svg:x="1.905cm" svg:y="12.065cm" presentation:class="notes" presentation:placeholder="true" presentation:user-transformed="true">
            <draw:text-box/>
          </draw:frame>
          <draw:custom-shape draw:name="TextShape 2" draw:style-name="gr7" draw:text-style-name="P2" draw:layer="layout" svg:width="8.253cm" svg:height="1.268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draw:custom-shape draw:name="TextShape 1" draw:style-name="gr1" draw:text-style-name="P2" draw:layer="layout" svg:width="22.829cm" svg:height="1.398cm" svg:x="1.27cm" svg:y="0.524cm">
          <text:p text:style-name="P4"><text:span text:style-name="T2">Modeling Flow in Fractured Porous M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5.2cm" svg:x="1.27cm" svg:y="3.124cm">
          <text:p text:style-name="P9"><text:span text:style-name="T6">Common modeling approaches</text:span></text:p>
          <text:list text:style-name="L5">
            <text:list-item>
              <text:p text:style-name="P6"><text:span text:style-name="T6">Continuum approaches</text:span></text:p>
            </text:list-item>
          </text:list>
          <text:list text:style-name="L6">
            <text:list-item>
              <text:p text:style-name="P6"><text:span text:style-name="T7">Discrete approaches</text:span></text:p>
            </text:list-item>
          </text:list>
          <text:list text:style-name="L7">
            <text:list-item>
              <text:list>
                <text:list-item>
                  <text:p text:style-name="P6"><text:span text:style-name="T8">explicit resolution of fractures in the domain</text:span></text:p>
                </text:list-item>
              </text:list>
            </text:list-item>
          </text:list>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 </text:span><text:span text:style-name="T8">accurate</text:span></text:p>
          <text:p text:style-name="P6"><text:span text:style-name="T8">→ </text:span><text:span text:style-name="T8">applicability limited to smaller scales (extensive data</text:span></text:p>
          <text:p text:style-name="P6"><text:span text:style-name="T8"><text:s text:c="4"/></text:span><text:span text:style-name="T8">requirement, huge systems)</text:span></text:p>
          <text:p text:style-name="P6"><text:span text:style-name="T8"/></text:p>
          <text:list text:style-name="L8">
            <text:list-item>
              <text:p text:style-name="P6"><text:span text:style-name="T6">Multi-scale methods</text:span></text:p>
            </text:list-item>
          </text:list>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5" draw:layer="layout" svg:width="13.662cm" svg:height="4.14cm" draw:transform="rotate (-3.14159265358979) translate (31.226cm 16.038cm)">
          <draw:image xlink:href="Pictures/2000370C000091B400002C24020FBFBDE5A40349.wmf" xlink:type="simple" xlink:show="embed" xlink:actuate="onLoad">
            <text:p/>
          </draw:image>
        </draw:frame>
        <draw:custom-shape draw:name="CustomShape 4" draw:style-name="gr5" draw:text-style-name="P2" draw:layer="layout" svg:width="4.799cm" svg:height="0.757cm" svg:x="3.699cm" svg:y="11.956cm">
          <text:p text:style-name="P1"><text:span text:style-name="T9">fractur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1.998cm" svg:height="0.757cm" svg:x="9.9cm" svg:y="11.956cm">
          <text:p text:style-name="P4"><text:span text:style-name="T9">EDF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2" draw:layer="layout" svg:width="1.998cm" svg:height="0.757cm" svg:x="14.5cm" svg:y="11.956cm">
          <text:p text:style-name="P4"><text:span text:style-name="T9">DF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8" draw:layer="layout" svg:width="15.238cm" svg:height="11.428cm" svg:x="1.905cm" svg:y="12.065cm" presentation:class="notes" presentation:user-transformed="true">
            <draw:text-box>
              <text:p text:style-name="P7"><text:span text:style-name="T5">discrete fracture models (DFM) : fractures are discretely represented in the grid. that way, location and geometry of individual fractures is explicitly accounted for. </text:span></text:p>
              <text:p text:style-name="P7"><text:span text:style-name="T5">In classic DFM, it is assumed that the fracture length is considerably larger than the fracture width -&gt; fractures are discretized using lower-dimensional elements.</text:span></text:p>
              <text:p text:style-name="P7"><text:span text:style-name="T5">Conforming matrix and fracture mesh, i.e. fracture cells are restricted to align with interfaces of matrix cells -&gt; complex unstructured gridding techniques required. </text:span></text:p>
              <text:p text:style-name="P7"><text:span text:style-name="T5">often, many small and ill-shaped elements at intersections -&gt; huge degrees of freedom, and time-step restrictions </text:span></text:p>
              <text:p text:style-name="P7"><text:span text:style-name="T5">alternative: Embedded discrete fracture models: independent grids for fractures and matrix. that way, expensive generation of conforming mesh is avoided. Transfer between matrix and fracture, which was calculated directly in the DFM, is now approximated by a well-like transfer function. </text:span></text:p>
              <text:p text:style-name="P7"><text:span text:style-name="T5"/></text:p>
            </draw:text-box>
          </draw:frame>
          <draw:custom-shape draw:name="TextShape 2" draw:style-name="gr7" draw:text-style-name="P2" draw:layer="layout" svg:width="8.253cm" svg:height="1.268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TextShape 1" draw:style-name="gr1" draw:text-style-name="P2" draw:layer="layout" svg:width="22.829cm" svg:height="1.398cm" svg:x="1.27cm" svg:y="0.524cm">
          <text:p text:style-name="P4"><text:span text:style-name="T2">Modeling Flow in Fractured Porous M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5.2cm" svg:x="1.27cm" svg:y="3.124cm">
          <text:p text:style-name="P9"><text:span text:style-name="T6">Common modeling approaches</text:span></text:p>
          <text:list text:style-name="L5">
            <text:list-item>
              <text:p text:style-name="P6"><text:span text:style-name="T6">Continuum approaches</text:span></text:p>
            </text:list-item>
            <text:list-item>
              <text:p text:style-name="P6"><text:span text:style-name="T6">Discrete approaches</text:span></text:p>
            </text:list-item>
          </text:list>
          <text:list text:style-name="L6">
            <text:list-item>
              <text:p text:style-name="P6"><text:span text:style-name="T7">Multi-scale methods</text:span></text:p>
            </text:list-item>
          </text:list>
          <text:list text:style-name="L7">
            <text:list-item>
              <text:list>
                <text:list-item>
                  <text:p text:style-name="P6"><text:span text:style-name="T8">resolve fine-scale data, but solve coarse-scale system</text:span></text:p>
                </text:list-item>
              </text:list>
            </text:list-item>
          </text:list>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8" draw:layer="layout" svg:width="15.238cm" svg:height="11.428cm" svg:x="1.905cm" svg:y="12.065cm" presentation:class="notes" presentation:placeholder="true" presentation:user-transformed="true">
            <draw:text-box/>
          </draw:frame>
          <draw:custom-shape draw:name="TextShape 2" draw:style-name="gr7" draw:text-style-name="P2" draw:layer="layout" svg:width="8.253cm" svg:height="1.268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TextShape 1" draw:style-name="gr1" draw:text-style-name="P2" draw:layer="layout" svg:width="22.829cm" svg:height="1.398cm" svg:x="1.27cm" svg:y="0.524cm">
          <text:p text:style-name="P4"><text:span text:style-name="T2">Hierarchical Fracture Modeling (HF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4cm" svg:x="1.27cm" svg:y="3.724cm">
          <text:list text:style-name="L10">
            <text:list-item>
              <text:p text:style-name="P6"><text:span text:style-name="T10">Disc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Blank_20_Slide">
        <draw:custom-shape draw:name="TextShape 1" draw:style-name="gr1" draw:text-style-name="P2" draw:layer="layout" svg:width="22.829cm" svg:height="1.398cm" svg:x="1.27cm" svg:y="0.524cm">
          <text:p text:style-name="P4"><text:span text:style-name="T2">Dual-Porosity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4cm" svg:x="1.27cm" svg:y="3.724cm">
          <text:list text:style-name="L10">
            <text:list-item>
              <text:p text:style-name="P6"><text:span text:style-name="T10">Disc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Blank_20_Slide">
        <draw:custom-shape draw:name="TextShape 1" draw:style-name="gr1" draw:text-style-name="P2" draw:layer="layout" svg:width="22.829cm" svg:height="1.398cm" svg:x="1.27cm" svg:y="0.524cm">
          <text:p text:style-name="P4"><text:span text:style-name="T11">The Multi-Scale Restricted Smooth Ba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2.858cm" svg:height="14cm" svg:x="1.27cm" svg:y="3.724cm">
          <text:list text:style-name="L10">
            <text:list-item>
              <text:p text:style-name="P6"><text:span text:style-name="T10">Disc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2" draw:layer="layout" svg:width="5.925cm" svg:height="0.743cm" svg:x="18.203cm" svg:y="17.9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22.829cm" svg:height="1.398cm" svg:x="2.58cm" svg:y="2.255cm">
          <text:p text:style-name="P4"><text:span text:style-name="T12">Method for Fractured Porous Media (F-MsRS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Arial" svg:font-family="Arial"/>
    <style:font-face style:name="DejaVu Sans" svg:font-family="'DejaVu Sans'"/>
    <style:font-face style:name="Verdana1" svg:font-family="Verdana"/>
    <style:font-face style:name="+mn-ea" svg:font-family="+mn-ea" style:font-pitch="variable"/>
    <style:font-face style:name="+mn-lt" svg:font-family="+mn-lt" style:font-pitch="variable"/>
    <style:font-face style:name="Arial1" svg:font-family="Arial" style:font-pitch="variable"/>
    <style:font-face style:name="DejaVu Sans2"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solid" svg:stroke-width="0.159cm" svg:stroke-color="#bfbfbf"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subtitle">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_20_Slide-backgroundobjects">
      <style:graphic-properties draw:stroke="none" draw:fill="none" draw:fill-color="#ffffff" draw:auto-grow-height="false" fo:min-height="1.485cm"/>
    </style:style>
    <style:style style:name="Mpr6"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draw:fill-color="#ffffff"/>
      <style:paragraph-properties fo:text-align="start" style:font-independent-line-spacing="true"/>
      <style:text-properties fo:font-size="18pt"/>
    </style:style>
    <style:style style:name="MT1"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2" draw:style-name="Mgr3" draw:text-style-name="MP5" draw:layer="backgroundobjects" svg:width="8.418cm" svg:height="2.134cm" svg:x="16.3cm" svg:y="16.526cm">
        <draw:image xlink:href="Pictures/1000000000000292000000A721C9DE2A6FC70EB2.jpg" xlink:type="simple" xlink:show="embed" xlink:actuate="onLoad">
          <text:p/>
        </draw:image>
      </draw:frame>
      <draw:custom-shape draw:name="CustomShape 3" draw:style-name="Mgr4" draw:text-style-name="MP5" draw:layer="backgroundobjects" svg:width="0.845cm" svg:height="0.845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0.845cm" svg:height="0.845cm" svg:x="0.855cm" svg:y="0.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3" draw:text-style-name="MP5" draw:layer="backgroundobjects" svg:width="6.207cm" svg:height="3.099cm" svg:x="18.512cm" svg:y="0.724cm">
        <draw:image xlink:href="Pictures/100000000000021A0000010D88CC13ECBECA99AC.jpg" xlink:type="simple" xlink:show="embed" xlink:actuate="onLoad">
          <text:p/>
        </draw:image>
      </draw:frame>
      <draw:custom-shape draw:name="CustomShape 5" draw:style-name="Mgr5" draw:text-style-name="MP7" draw:layer="backgroundobjects" svg:width="8.998cm" svg:height="2.618cm" svg:x="1.979cm" svg:y="16.012cm">
        <text:p text:style-name="MP6"><text:span text:style-name="MT1">Carbonate Reservoir Group</text:span></text:p>
        <text:p text:style-name="MP6"><text:span text:style-name="MT1">Institute of Petroleum Engineering</text:span></text:p>
        <text:p text:style-name="MP6"><text:span text:style-name="MT1">Heriot-Watt University</text:span></text:p>
        <text:p text:style-name="MP6"><text:span text:style-name="MT1">http://carbonates.hw.ac.u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 draw:text-style-name="MP7" draw:layer="backgroundobjects" svg:width="22.829cm" svg:height="1.398cm" svg:x="1.27cm" svg:y="0.524cm" presentation:class="title" presentation:user-transformed="true">
        <draw:text-box>
          <text:p/>
        </draw:text-box>
      </draw:frame>
      <draw:frame draw:name="PlaceHolder 2" presentation:style-name="Mpr2" draw:text-style-name="MP8" draw:layer="backgroundobjects" svg:width="22.858cm" svg:height="14.6cm" svg:x="1.27cm" svg:y="3.124cm" presentation:class="sub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line draw:name="Line 3" draw:style-name="Mgr6" draw:text-style-name="MP5" draw:layer="backgroundobjects" svg:x1="1.298cm" svg:y1="2.124cm" svg:x2="24.128cm" svg:y2="2.124cm">
        <text:p/>
      </draw:lin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15:30:01</meta:creation-date>
    <meta:initial-creator>Lisa Hug</meta:initial-creator>
    <dc:language>de-DE</dc:language>
    <dc:creator>lisa </dc:creator>
    <dc:date>2017-03-17T07:48:12</dc:date>
    <meta:editing-cycles>38</meta:editing-cycles>
    <dc:title>PowerPoint Presentation</dc:title>
    <meta:editing-duration>PT9H20M</meta:editing-duration>
    <meta:generator>LibreOffice/5.0.3.2$Linux_X86_64 LibreOffice_project/00m0$Build-2</meta:generator>
    <meta:document-statistic meta:object-count="85"/>
    <meta:user-defined meta:name="AppVersion">16.0000</meta:user-defined>
    <meta:user-defined meta:name="Company">Heriot Watt Universit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CARBONATES TEMPLATE" xlink:href=""/>
  </office:meta>
</office:document-meta>
</file>